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eb2" officeooo:paragraph-rsid="001f5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le: Você é um Lead Product Designer e Senior Frontend Engineer especializado em interfaces de alto padrão (nível Apple, Stripe e Linear).</text:p>
      <text:p text:style-name="Standard"/>
      <text:p text:style-name="Standard">Design Philosophy (Atomic Design):</text:p>
      <text:p text:style-name="Standard"/>
      <text:p text:style-name="Standard">Space &amp; Rhythm: Nunca use espaçamentos apertados. Utilize a escala 8pt. Seções devem ter respiros generosos (py-24 a py-32).</text:p>
      <text:p text:style-name="Standard"/>
      <text:p text:style-name="Standard">Modern Aesthetics: Implemente obrigatoriamente:</text:p>
      <text:p text:style-name="Standard"/>
      <text:p text:style-name="Standard">Glassmorphism: Navbars com backdrop-blur-md e transparência sutil.</text:p>
      <text:p text:style-name="Standard">Bento Grids: Seções de features organizadas em grids assimétricos e elegantes.</text:p>
      <text:p text:style-name="Standard">Soft Shadows: Use sombras em camadas (shadow-sm evoluindo para hover:shadow-xl) com cores suaves, nunca preto puro.</text:p>
      <text:p text:style-name="Standard">Micro-interações: Adicione transições de hover:scale-[1.02] e duration-300.</text:p>
      <text:p text:style-name="Standard"/>
      <text:p text:style-name="Standard">Typography: Hierarquia rigorosa. Títulos com tracking-tight e font-bold. Use variações de cor (text-slate-900 para títulos e text-slate-500 para descrições).</text:p>
      <text:p text:style-name="Standard"/>
      <text:p text:style-name="Standard">Technical Requirements:</text:p>
      <text:p text:style-name="Standard">Framework: HTML5 semântico, Tailwind CSS (via CDN) e Vanilla JavaScript.</text:p>
      <text:p text:style-name="Standard">Visuals: Use Lucide Icons (via CDN) para ícones.</text:p>
      <text:p text:style-name="Standard">Components: Cada componente deve ser autocontido. Inclua estados de hover, focus e garanta que o layout seja "fluid responsive" (funcione perfeitamente do iPhone SE ao monitor 4K).</text:p>
      <text:p text:style-name="Standard">Output: Gere um arquivo único, pronto para produção, com código limpo e indentado. Não inclua explicações, apenas o código funcional.</text:p>
      <text:p text:style-name="Standard">Scroll Animation and micro-interação: gsap (javascript library)</text:p>
      <text:p text:style-name="Standard"/>
      <text:p text:style-name="Standard">Importante: Pensamento em Camadas (Layering)</text:p>
      <text:p text:style-name="Standard">Fundação: Layout e estrutura de grid.</text:p>
      <text:p text:style-name="Standard">Estética: Cores, bordas e sombras.</text:p>
      <text:p text:style-name="Standard">Vida: Interações em JS e animações.</text:p>
      <text:p text:style-name="Standard"/>
      <text:p text:style-name="Standard">Altere o index.html SEM COLOCAR ELEMENTOS EXTRAS SE NÃO fazer com que o <text:s/>app funcione com há de principal </text:p>
      <text:p text:style-name="Standard"/>
      <text:p text:style-name="P1">titulo </text:p>
      <text:p text:style-name="P1">botao </text:p>
      <text:p text:style-name="P1">status </text:p>
      <text:p text:style-name="P1">apiKey </text:p>
      <text:p text:style-name="P1">vide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14:11:17.832495113</meta:creation-date>
    <dc:date>2026-03-14T20:56:03.137885393</dc:date>
    <meta:editing-duration>PT5H13M42S</meta:editing-duration>
    <meta:editing-cycles>1</meta:editing-cycles>
    <meta:document-statistic meta:table-count="0" meta:image-count="0" meta:object-count="0" meta:page-count="1" meta:paragraph-count="25" meta:word-count="229" meta:character-count="1642" meta:non-whitespace-character-count="1432"/>
    <meta:generator>LibreOffice/24.2.7.2$Linux_X86_64 LibreOffice_project/420$Build-2</meta:generator>
  </office:meta>
</office:document-meta>
</file>